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3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8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pirally-traversing-a-matrix/0">Spiral traversal on a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leetcode.com/problems/search-a-2d-matrix/">Search an element in a matri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row-with-max-1s0023/1">Find row with maximum no. of 1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ax-rectangle/1">Maximum size rectang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find-a-specific-pair-in-matrix/">Find a specific pair i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reverse-string/">Reverse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lindrome-string0817/1">Check whether a String is Palindrom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ring</text:p>
          </table:table-cell>
          <table:table-cell table:style-name="ce6" office:value-type="string">
            <text:p>Why strings are immutable in Java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count-and-say/">Count and Sa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subsequences-string/">Print all Subsequences of a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wrap/0">Word Wrap Problem [VERY IMP]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edit-distance3702/1">EDIT Distance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renthesis-checker/0">Balanced Parenthesis problem.[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break/0">Word break Problem[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abin-karp-algorithm-for-pattern-searching/">Rabin Kar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refix-suffix2527/1">KM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find-the-string-in-grid/0">Search a Word in a 2D Grid of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oman-number-to-integer/0">Converting Roman Numerals to Decim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longest-common-prefix/">Longest Common Pref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nsecutive-elements/0">Recursively remove all adjacent duplicat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leetcode.com/problems/search-in-rotated-sorted-array/">Search in a rotated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squares3649/1">square root of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missing-and-repeating2512/1">Find the repeating and the miss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ajority-element/0">find majority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pair-given-difference/0">find a pair with a given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tickler-theif/0">maximum sum such that no 2 elements are adjac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erge-two-sorted-arrays5135/1">merge 2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zero-sum-subarrays/0">print all subarrays with 0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product-array-puzzle/0">Product array Puzz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ort-by-set-bit-count/0">Sort array according to count of set b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nimum-swaps/1">minimum no. of swaps required to sort the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GGRCOW/">Aggressive cow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Book Alloc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EKO/">EKOSPOJ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weighted-job-scheduling-log-n-time/">Job Schedul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rithmetic-number/0">Missing Number in 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Painters Partition Problem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PRATA/">ROTI-Prata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NARC05B/">DoubleHelix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SUBSUMS/">Subset Sum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inversion-of-array/0">Findthe inversion cou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in-place-merge-sort/">Implement Merge-sort in-pl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first-node-of-loop-in-a-linked-list/">Find the starting point of the loop.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ort-a-linked-list/1">Merge 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leetcode.com/problems/middle-of-the-linked-list/">Find the middle Element of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deletion-circular-linked-list/">Deletion from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doubly-linked-list/1">Reverse a Doubly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pairs-given-sum-doubly-linked-list/">Find pairs with a given sum in a DLL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otate-doubly-linked-list-n-nodes/">Rotate DoublyLinked list by N nod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Can we reverse a linked list in less than O(n)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Why Quicksort is preferred for. Arrays and Merge Sort for LinkedLists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lattening-a-linked-list/1">Flatte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erge-k-sorted-linked-lists/1">Merge K sorted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ultiply-two-linked-lists/1">Multiply 2 no. represented by L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vel-order-traversal/1">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everse-level-order-traversal/1">Reverse 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height-of-binary-tree/1">Height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iameter-of-binary-tree/1">Diamete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reate-a-mirror-tree-from-the-given-binary-tree/">Mirro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ft-view-of-binary-tree/1">Left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ight-view-of-binary-tree/1">Right View of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op-view-of-binary-tree/1">Top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ttom-view-of-binary-tree/1">Bottom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zigzag-tree-traversal/1">Zig-Zag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for-balanced-tree/1">Check if a tree is balance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diagonal-traversal-of-binary-tree/">Diagnol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inary-tree-to-dll/1">Convert Binary tree into Doubly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ransform-to-sum-tree/1">Convert Binary tree into Sum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tree/1">Check if Binary tree is Sum tre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mirror-in-n-ary-tree/0">Check if 2 trees are mirror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find-largest-subtree-sum-tree/">Find Largest subtree sum in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print-k-sum-paths-binary-tree/">Print all "K" Sum path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owest-common-ancestor-in-a-binary-tree/1">Find LCA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kth-ancestor-node-binary-tree-set-2/">Kth Ancestor of node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if-tree-is-isomorphic/1">Tree Isomorphis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binary-search-tree-set-1-search-and-insertion/">Fina a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leetcode.com/problems/delete-node-in-a-bst/">Deletion of a nod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minimum-element-in-bst/1">Find min and max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for-bst/1">Check if a tree is a BST or no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7" office:value-type="string">
            <text:p><text:a xlink:href="https://practice.geeksforgeeks.org/problems/lowest-common-ancestor-in-a-bst/1">Find LCA  of 2 nodes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struct-bst-from-given-preorder-traversa/">Construct BST from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inary-tree-to-bst/1">Convert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vert-normal-bst-balanced-bst/">Convert a normal BST into a Balanced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merge-two-balanced-binary-search-trees/">Merge two BST [ V.V.V&gt;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kth-largest-element-in-bst/1">Find Kth larg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ind-median-bst-time-o1-space/">Find the median of BST in O(n) time and O(1)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order-to-postorder/0">Check preorder is vali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largest-bst/1">Largest BST in a Binary Tree [ V.V.V.V.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latten-bst-to-sorted-list-increasing-order/">Flatten BST to sort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n-meetings-in-one-room/0">Activity Sel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job-sequencing-problem/0">Job Sequenc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huffman-encoding/0">Huffman Cod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water-connection-problem/0">Water Conn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fractional-knapsack/0">Fractional 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oin-piles/0">Greedy Algorithm to find Minimum number of Coi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platforms/0">Minimum Platform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cost-cut-board-squares/">Minimum Cost to cut a board into squar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urvival/">Check if it is possible to survive on Isla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meetings-in-one-room/">Find maximum meetings in one ro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product-subset-array/">Maximum product subset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arrii-of-an-array/0">Maximize the sum of arr[i]*i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EFKIN/">DEFKIN -Defense of a Kingd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IEHARD/">DIEHARD -DIE HAR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ERGOVIA/">GERGOVIA -Wine trading in Gergovi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CJ101BB/">Picking Up Chi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CHOCOLA/">CHOCOLA –Chocol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ARRANGE/">ARRANGE -Arranging Amplif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k-centers-problem-set-1-greedy-approximate-algorithm/">K Cent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cost-of-ropes/0">Minimum Cost of rop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rat-in-a-maze-problem/1">Rat in a maz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ing-solutions-n-queen-problem/">Printing all solutions in N-Quee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word-break-part-2/0">Word Break Problem using Backtrack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leetcode.com/problems/remove-invalid-parentheses/">Remove Invalid Parenthes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olve-the-sudoku/0">Sudoku Solv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m-coloring-problem/0">m Colo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he-knights-tour-problem-backtracking-1/">The Knight’s tou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ug-of-war/">Tug of Wa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combination-sum/0">Combination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tutorialspoint.com/javaexamples/data_stack.htm"> Implement Stack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queue-set-1introduction-and-array-implementation/"> Implement Queu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implement-two-stacks-in-an-array/1">Implement 2 stack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design-a-stack-with-find-middle-operation/">find the middle element of a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stacks-single-array/">Implement "N" stacks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a-string-using-stack/1">Reverse a String using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next-larger-element/0">Find the next Great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the-celebrity-problem/1">The celebrit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evaluation-of-postfix-expression/0">Evaluation of Postfix expres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7" office:value-type="string">
            <text:p><text:a xlink:href="https://www.geeksforgeeks.org/reverse-a-stack-using-recursion/">Reverse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ort-a-stack/1">Sort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overlapping-intervals/0">Merge Overlapping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valid-substring0624/1">Length of the Longest Valid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tack-using-two-queues/1">Implement Stack using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mplement-stack-queue-using-deque/">Implement Stack using Deq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using-two-stacks/1">Implement Queue using Stack 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queues-single-array/">Implement "n" queue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lru-cache/1">LRU Cache Implementation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reversal/1">Reverse a Queue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otten-oranges/0">Minimum time required to rot all orang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next-smaller-element/">Next Small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building-heap-from-array/">Implement a Maxheap/MinHeap using arrays and recursion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heap-sort/">Sort an Array using heap. (HeapSort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k-largest-elements4206/1">“k” largest element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arrays/1">Merge “K” sorted arrays.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two-binary-max-heap/0">Merge 2 Binary Max He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-th-largest-sum-contiguous-subarray/">Kth largest sum continuous sub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7" office:value-type="string">
            <text:p><text:a xlink:href="https://leetcode.com/problems/reorganize-string/">Leetcode- reorganiz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median-in-a-stream/0">Median in a stream of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is-binary-tree-heap/1">Check if a Binary Tree is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cost-of-ropes/0">Connect “n” ropes with minimum co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bst-min-heap/">Convert BST to Min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min-heap-to-max-heap/">Convert min heap to max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1drv.ms/t/s!AqTOHFO77CqEiRua06v1PATyiFg5">Create a Graph, print 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bfs-traversal-of-graph/1">Implement BFS algorithm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pth-first-search-or-dfs-for-a-graph/">Implement 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cycle-in-a-graph/">Detect Cycle in 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rat-in-a-maze-problem/1">Search in a Ma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eps-by-knight/0">Minimum Step by Kn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flood-fill/">flood fill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lone-graph/">Clone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number-of-operations-to-make-network-connected/">Making wired Connec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word-ladder/">word Ladder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ijkstras-shortest-path-algorithm-greedy-algo-7/">Dijkstra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topological-sort/1">Implement Topological Sor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find-the-number-of-islands/1">Find the no. of Isalnd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rims-minimum-spanning-tree-mst-greedy-algo-5/">Implement Prim’s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otal-number-spanning-trees-graph/">Total no. of Spanning tre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negative-weight-cycle/0">Implement Bellman Ford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implementing-floyd-warshall/0">Implement Floyd warshall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ravelling-salesman-problem-set-1/">Travelling Salesma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snakes-and-ladders/">Snake and Ladd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ridge-in-a-graph/">Find bridg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ipartite-graph/">Check whether a graph is Bipartit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negative-cycle-graph-bellman-ford/">Detect Negative cycl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rank.com/challenges/journey-to-the-moon/problem">Journey to the Mo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heapest-flights-within-k-stops/description/">Cheapest Flights Within K Sto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m-coloring-problem/0">M-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wo-clique-problem-check-graph-can-divided-two-cliques/">Two Cliqu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trie-insert-and-search/">Construct a tri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word-break-problem-trie-solution/">Word Break Problem | (Trie solution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phone-directory/0">Implement a Phone Director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in-change2448/1">Coin Chang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0-1-knapsack-problem/0">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ncr1019/1">Binomial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ermutation-coefficient/">Permutation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rogram-nth-catalan-number/">Program for nth Catala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trix-chain-multiplication-dp-8/">Matrix Chain Multiplication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dit-distance3702/1">Edit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friends-pairing-problem5425/1">Friends Pai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gold-mine-problem/">Gold Min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assembly-line-scheduling-dp-34/">Assembly Line Schedul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nting-the-fence3727/1">Painting the Fenc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utted-segments/0">Maximize The Cut Seg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equence/0">Longest Common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repeating-subsequence/0">Longest Repeated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increasing-subsequence/0">Longest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pace-optimized-solution-lcs/">Space Optimized Solution of LC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gg-dropping-puzzle/0">Egg Dropp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-length-chain/1">Maximum Length Chain of Pai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th-in-matrix3805/1">Min Cost Path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number-of-jumps/0">Minimum number of jumps to reach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tring/0">Longest Common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bt-counter/0">Count Balanced Binary Trees of Height 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mallest-sum-contiguous-subarray/">Smallest sum contiguous sub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break/0">Word Brea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independent-set-problem-dp-26/">Largest Independent Set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Parti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ongest-palindromic-subsequence-dp-12/">Longest Palindromic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longest-palindromic-substring/">Longest Palindromic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alternating-subsequence/0">Longest alternat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weighted-job-scheduling/">Weighted Job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optimal-strategy-for-a-game/0">Optimal Strategy for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optimal-binary-search-tree-dp-24/">Optimal Binary Search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lindromic-patitioning4845/1">Palindrome Partition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wrap/0">Word Wrap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obile-numeric-keypad5456/1">Mobile Numeric Keypad Problem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oolean-parenthesization/0">Boolean Parenthesiz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rectangle/0">Maximum sum rectangle in a 2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maximum-length-of-pair-chain/">Maximum Length of Pair Ch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set-bits0143/1">Count set bits in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of-2/0">Program to find whether a no is power of tw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-position-of-set-bit3706/1">Find position of the only set b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opy-set-bits-in-a-range/">Copy set bits in a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set4302/1">Power Se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6">16/10/2021</text:date>, <text:time>12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6T12:02:55.42</dc:date>
    <dc:creator>Ronald  Wilson</dc:creator>
    <meta:generator>OpenOffice/4.1.10$Win32 OpenOffice.org_project/4110m2$Build-9807</meta:generator>
    <meta:editing-duration>PT3H25M17S</meta:editing-duration>
    <meta:editing-cycles>2</meta:editing-cycles>
    <meta:document-statistic meta:table-count="1" meta:cell-count="1352" meta:object-count="0"/>
  </office:meta>
</office:document-meta>
</file>